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Lucida Sans Unicode" svg:font-family="'Lucida Sans Unicode'" style:font-pitch="variable"/>
    <style:font-face style:name="Miriam" svg:font-family="Miriam"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Paper-Title" style:master-page-name="Standard">
      <style:paragraph-properties fo:margin-top="0in" fo:margin-bottom="0.0417in"/>
    </style:style>
    <style:style style:name="P2" style:family="paragraph" style:parent-style-name="Author">
      <style:paragraph-properties fo:margin-top="0in" fo:margin-bottom="0in"/>
      <style:text-properties fo:letter-spacing="-0.0016in"/>
    </style:style>
    <style:style style:name="P3" style:family="paragraph" style:parent-style-name="Author">
      <style:paragraph-properties fo:margin-top="0in" fo:margin-bottom="0in" fo:break-before="column"/>
      <style:text-properties fo:letter-spacing="-0.0016in"/>
    </style:style>
    <style:style style:name="P4" style:family="paragraph" style:parent-style-name="Affiliations">
      <style:text-properties fo:letter-spacing="-0.0016in"/>
    </style:style>
    <style:style style:name="P5" style:family="paragraph" style:parent-style-name="E-Mail">
      <style:text-properties fo:letter-spacing="-0.0016in"/>
    </style:style>
    <style:style style:name="P6" style:family="paragraph" style:parent-style-name="Standard">
      <style:paragraph-properties fo:margin-top="0in" fo:margin-bottom="0in"/>
      <style:text-properties fo:font-size="12pt" fo:font-weight="bold" style:font-size-asian="12pt" style:font-weight-asian="bold"/>
    </style:style>
    <style:style style:name="P7" style:family="paragraph" style:parent-style-name="Standard">
      <style:paragraph-properties fo:margin-top="0.0835in" fo:margin-bottom="0in"/>
      <style:text-properties fo:font-size="12pt" fo:font-weight="bold" style:font-size-asian="12pt" style:font-weight-asian="bold"/>
    </style:style>
    <style:style style:name="P8" style:family="paragraph" style:parent-style-name="Standard">
      <style:paragraph-properties fo:margin-top="0in" fo:margin-bottom="0.0835in" fo:text-align="start" style:justify-single-word="false"/>
    </style:style>
    <style:style style:name="P9" style:family="paragraph" style:parent-style-name="Standard">
      <style:paragraph-properties fo:margin-top="0in" fo:margin-bottom="0.0835in"/>
    </style:style>
    <style:style style:name="P10" style:family="paragraph" style:parent-style-name="Heading_20_1">
      <style:paragraph-properties fo:margin-top="0.0835in" fo:margin-bottom="0in"/>
    </style:style>
    <style:style style:name="P11" style:family="paragraph" style:parent-style-name="Text_20_body_20_indent">
      <style:paragraph-properties fo:margin-left="0in" fo:margin-right="0in" fo:margin-top="0in" fo:margin-bottom="0.0835in" fo:text-indent="0in" style:auto-text-indent="false"/>
    </style:style>
    <style:style style:name="P12" style:family="paragraph" style:parent-style-name="Heading_20_2">
      <style:paragraph-properties fo:margin-left="0in" fo:margin-right="0in" fo:margin-top="0in" fo:margin-bottom="0in" fo:text-indent="0in" style:auto-text-indent="false"/>
    </style:style>
    <style:style style:name="P13" style:family="paragraph" style:parent-style-name="Standard">
      <style:paragraph-properties fo:margin-top="0.0835in" fo:margin-bottom="0in"/>
    </style:style>
    <style:style style:name="P14" style:family="paragraph" style:parent-style-name="Standard">
      <style:paragraph-properties fo:margin-top="0.0835in" fo:margin-bottom="0in"/>
      <style:text-properties fo:font-weight="normal" style:font-weight-asian="normal" style:font-weight-complex="normal"/>
    </style:style>
    <style:style style:name="P15" style:family="paragraph" style:parent-style-name="Standard" style:list-style-name="L2">
      <style:paragraph-properties fo:margin-top="0.0835in" fo:margin-bottom="0in"/>
      <style:text-properties fo:font-weight="bold" style:font-weight-asian="bold" style:font-weight-complex="bold"/>
    </style:style>
    <style:style style:name="P16" style:family="paragraph" style:parent-style-name="Standard" style:list-style-name="L2">
      <style:paragraph-properties fo:margin-top="0.0835in" fo:margin-bottom="0in"/>
      <style:text-properties fo:font-weight="normal" style:font-weight-asian="normal" style:font-weight-complex="normal"/>
    </style:style>
    <style:style style:name="P17" style:family="paragraph" style:parent-style-name="Heading_20_1">
      <style:paragraph-properties fo:margin-top="0.0835in" fo:margin-bottom="0in"/>
    </style:style>
    <style:style style:name="P18" style:family="paragraph" style:parent-style-name="Heading_20_2">
      <style:paragraph-properties fo:margin-top="0.0835in" fo:margin-bottom="0in"/>
    </style:style>
    <style:style style:name="P19" style:family="paragraph" style:parent-style-name="Heading_20_3">
      <style:paragraph-properties fo:margin-top="0.0835in" fo:margin-bottom="0in"/>
    </style:style>
    <style:style style:name="P20" style:family="paragraph" style:parent-style-name="Heading_20_4">
      <style:paragraph-properties fo:margin-top="0.0835in" fo:margin-bottom="0in"/>
    </style:style>
    <style:style style:name="P21" style:family="paragraph" style:parent-style-name="References">
      <style:paragraph-properties fo:margin-left="0in" fo:margin-right="0in" fo:text-indent="0in" style:auto-text-indent="false"/>
    </style:style>
    <style:style style:name="P22" style:family="paragraph" style:parent-style-name="References">
      <style:paragraph-properties fo:margin-left="0.25in" fo:margin-right="0in" fo:text-indent="-0.25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parent-style-name="Emphasis">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style="italic" style:font-style-asian="italic"/>
    </style:style>
    <style:style style:name="T8" style:family="text">
      <style:text-properties style:font-name="Times New Roman" style:font-name-asian="Times New Roman" style:font-name-complex="Times New Roman"/>
    </style:style>
    <style:style style:name="fr1" style:family="graphic" style:parent-style-name="Code_20_box">
      <style:graphic-properties style:horizontal-pos="left" style:horizontal-rel="paragraph-content"/>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writing-mode="lr-tb" style:editable="false">
        <style:columns fo:column-count="2" fo:column-gap="0.3291in">
          <style:column style:rel-width="32767*" fo:start-indent="0in" fo:end-indent="0.1646in"/>
          <style:column style:rel-width="32768*" fo:start-indent="0.1646in" fo:end-indent="0in"/>
        </style:columns>
      </style:section-properties>
    </style:style>
    <style:style style:name="Sect3" style:family="section">
      <style:section-properties text:dont-balance-text-columns="true" style:writing-mode="lr-tb" style:editable="false">
        <style:columns fo:column-count="0" fo:column-gap="0in"/>
      </style:section-properties>
    </style:style>
    <text:list-style style:name="L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text:list-style>
    <text:list-style style:name="L2">
      <text:list-level-style-number text:level="1" text:style-name="Numbering_20_Symbols"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Developer-Friendly System for Specification and Checking of Nonnull Types in Java</text:p>
      <text:section text:style-name="Sect1" text:name="Section1">
        <text:p text:style-name="P2"/>
        <text:p text:style-name="P2"/>
        <text:p text:style-name="P3">Keith Lea</text:p>
        <text:p text:style-name="P4">Rensselaer Polytechnic Institute<text:line-break/>Department of Computer Science</text:p>
        <text:p text:style-name="P5">keith@kano.net</text:p>
        <text:p text:style-name="P2"/>
        <text:p text:style-name="P3"/>
        <text:p text:style-name="P5"/>
        <text:p text:style-name="E-Mail"/>
      </text:section>
      <text:section text:style-name="Sect2" text:name="Section2">
        <text:p text:style-name="P6">ABSTRACT</text:p>
        <text:p text:style-name="Abstract">In this paper, we describe the formatting guidelines for ACM SIG Proceedings. <text:s/></text:p>
        <text:p text:style-name="P7">Categories and Subject Descriptors</text:p>
        <text:p text:style-name="P8">D.3.3 [<text:span text:style-name="T1">Programming Languages</text:span>]: Language Constructs and Features–<text:span text:style-name="T2">constraints</text:span><text:span text:style-name="T3">; <text:line-break/>D.2.4 [</text:span><text:span text:style-name="T4">Programming Languages</text:span><text:span text:style-name="T3">]: Software/Program Verification–a</text:span><text:span text:style-name="T2">ssertion checkers,</text:span><text:span text:style-name="T3"> p</text:span><text:span text:style-name="T5">rogramming by contract</text:span><text:span text:style-name="T3">; <text:line-break/></text:span>D.3.4 [<text:span text:style-name="T1">Programming Languages</text:span>]: Processors–c<text:span text:style-name="T2">ode generation, run-time environments</text:span><text:span text:style-name="T3">; <text:line-break/>F.3.1 [</text:span><text:span text:style-name="T4">Logics and Meanings of Programs]: </text:span>Specifying and Verifying and Reasoning about Programs.</text:p>
        <text:p text:style-name="P7">General Terms</text:p>
        <text:p text:style-name="P9">Documentation, Reliability, Security, Languages.</text:p>
        <text:p text:style-name="P7">Keywords</text:p>
        <text:p text:style-name="P9">Java, null references, nonnull types, developer usability</text:p>
        <text:h text:style-name="P10" text:outline-level="1">INTRODUCTION</text:h>
        <text:p text:style-name="P11">The Java language allows for a null value to be assigned anywhere an object instance can be stored. Java specifies no formal method of specifying nullness of values, but behavior of code using object references almost always depends on the nullness of a value. Currently, many programmers deal with null values using informal textual documentation and intuitive assumptions to determine how and when to handle null values. These methods are error-prone and do not allow for easy verification of behavior in the face of null values.</text:p>
        <text:p text:style-name="P11">Many systems have been proposed and implemented for specifying nullness in object-oriented languages (for example, [1], [2] and [3]). These systems are not widely in use, however. </text:p>
        <text:p text:style-name="P11">Many of these existing systems modify the syntax of an existing language like Java or C# to add invariant specifciations. These syntax modifications often require complex and verbose invariant declarations, which have complex and unintuitive semantics. These factors prevent many developers from taking the time to learn how to use the systems.</text:p>
        <text:p text:style-name="P11">Many of these modified languages are not supported by many software development tools such as Integrated Development Environments (IDE's). The languages often require custom steps in the build process to check invariants, which requires the developer to perform additional work just to use the system. Such systems interrupt developers' workflows and prevent the use of familiar development tools. This may cause developers to avoid such modified languages so that they can develop using the tools they are used to.</text:p>
        <text:p text:style-name="P11">This paper proposes a simple formal system for specifying and checking nullness constraints for declarations in the Java programming language, with a focus on tool support and ease of use by developers.</text:p>
        <text:h text:style-name="P10" text:outline-level="1">INTEGRATED DEVELOPMENT</text:h>
        <text:p text:style-name="P11">A large number of Java developers use Integrated Development Environments (IDE's) like IntelliJ IDEA, Eclipse, and NetBeans, to improve productivity. These environments provide context-sensitive feedback and assistance to the developer while he or she is programming, in an attempt to improve code and to expediate development. The environments also provide simple “one-click” build process integration so that the desired program can be compiled and built from source code quickly and easily.</text:p>
        <text:p text:style-name="P11">Useful integration of invariant specification and checking with existing IDE's was one of the main goals of this proposal.</text:p>
        <text:h text:style-name="P12" text:outline-level="2">Editing source code</text:h>
        <text:p text:style-name="P11">Popular IDE's provide “inspections” or “diagnoses” of program source code during the editing process. Possible coding errors and other problems are reported to the user via special highlighting in the source code editor. </text:p>
        <text:p text:style-name="P11">The proposed system integrates into the editor in this way by highlighting possible nullness problems in the source code itself, to provide a close connection between the developer and specified invariants.</text:p>
        <text:h text:style-name="P12" text:outline-level="2">Compiling source code</text:h>
        <text:p text:style-name="P11">The proposed system provides compile-time nullness problem checking and code generation for run-time null checks. These two processes are integrated into the standard IDE's build process so that the developer need not spend extra time to integrate invariant checking into his or her build process.</text:p>
        <text:h text:style-name="P10" text:outline-level="1">NONNULL DECLARATION SPECIFICATION IN THE PROPOSED SYSTEM</text:h>
        <text:p text:style-name="P13"><text:span text:style-name="T6">The proposed system allows the specification of nullness for <text:s/>three of Java's four value declaration types: local variables, method parameters, and method return values. Fields may not be declared as nonnull using this proposal.</text:span><text:span text:style-name="T6"><text:note text:id="ftn1" text:note-class="footnote"><text:note-citation text:label="1">1</text:note-citation><text:note-body><text:p text:style-name="Footnote">For details on the complexity inherent in checking for the nullness of fields in Java and C#, see [1].</text:p></text:note-body></text:note></text:span></text:p>
        <text:h text:style-name="Heading_20_2" text:outline-level="2">Nonnull Value Declaration Syntax</text:h>
        <text:p text:style-name="P14">The proposed system uses Java 5.0 annotations [4] as a means of specifying possible nullness of a value. To declare a local variable as nonnull, a developer can simply add a @NonNull modifier to the declaration:</text:p>
        <text:p text:style-name="P13"><draw:frame draw:style-name="fr1" draw:name="Frame1" text:anchor-type="paragraph" fo:min-width="0.7902in" draw:z-index="0"><draw:text-box fo:min-height="0.2in"><text:p text:style-name="Code">void method() {</text:p><text:p text:style-name="Code"><text:s text:c="2"/>@NonNull String s;</text:p><text:p text:style-name="Code">}</text:p></draw:text-box></draw:frame>Declaring a method parameter as nonnull is similar:</text:p>
        <text:p text:style-name="P13"><draw:frame draw:style-name="fr1" draw:name="Frame2" text:anchor-type="paragraph" fo:min-width="0.7902in" draw:z-index="1"><draw:text-box fo:min-height="0.2in"><text:p text:style-name="Code">void method(@NonNull String p) {</text:p><text:p text:style-name="Code">}</text:p></draw:text-box></draw:frame>Declaring a method's return value as nonnull uses an annotation on the method itself:</text:p>
        <text:p text:style-name="P13"><draw:frame draw:style-name="fr1" draw:name="Frame3" text:anchor-type="paragraph" fo:min-width="0.7902in" draw:z-index="2"><draw:text-box fo:min-height="0.2in"><text:p text:style-name="Code">@NonNull String method() {</text:p><text:p text:style-name="Code"><text:s text:c="2"/>return “”;</text:p><text:p text:style-name="Code">}</text:p></draw:text-box></draw:frame></text:p>
        <text:h text:style-name="Heading_20_2" text:outline-level="2">Nonnull Declaration Semantics</text:h>
        <text:p text:style-name="P14">The declaration annotations described in the previous section are tied to the following set of semantics.</text:p>
        <text:list text:style-name="L2">
          <text:list-item>
            <text:p text:style-name="P15">A nonnull local variable or method parameter cannot be assigned a possibly null<text:note text:id="ftn0" text:note-class="footnote"><text:note-citation text:label="2">2</text:note-citation><text:note-body><text:p text:style-name="P14">This paper defines a “possibly null” value as <text:s/>a value which cannot be guaranteed at compilation time to be nonnull in all cases at run-time. The proposed system analyzes the flow of data through code to determine which values may and may not be null at runtime.</text:p></text:note-body></text:note> value in the method.</text:p>
          </text:list-item>
          <text:list-item>
            <text:p text:style-name="P16"><text:span text:style-name="T1">A method call can only be made if no possibly null values are passed for the method's nonnull parameters.</text:span> This, along with the semantics defined in part (a), guarantees that no nonnull parameter ever holds a null value.</text:p>
          </text:list-item>
          <text:list-item>
            <text:p text:style-name="P16"><text:span text:style-name="T1">A method whose return value is marked as nonnull may not return a possibly null value.</text:span> This guarantees that the return value of a method whose return value is marked as being nonnull will never be null.</text:p>
          </text:list-item>
        </text:list>
        <text:h text:style-name="Heading_20_2" text:outline-level="2">IMPLEMENTATION OF THE PROPOSED SYSTEM</text:h>
        <text:h text:style-name="P17" text:outline-level="1" text:is-list-header="true">FIGURES/CAPTIONS</text:h>
        <text:p text:style-name="P9">Place Tables/Figures/Images in text as close to the reference as possible (see Figure 1). <text:s/>It may extend across both columns to a maximum width of 17.78 cm (7”).</text:p>
        <text:p text:style-name="P9">Captions should be Times New Roman 9-point bold. <text:s/>They should be numbered (e.g., “Table 1” or “Figure 2”), please note that the word for Table and Figure are spelled out. Figure’s captions should be centered beneath the image or picture, and Table captions should be centered above the table body.</text:p>
        <text:h text:style-name="P17" text:outline-level="1" text:is-list-header="true">SECTIONS</text:h>
        <text:p text:style-name="P11">The heading of a section should be in Times New Roman 12-point bold in all-capitals flush left with an additional 6-points of white space above the section head. <text:s/>Sections and subsequent sub- sections should be numbered and flush left. For a section head and a subsection head together (such as Section 3 and subsection 3.1), use no additional space above the subsection head.</text:p>
        <text:h text:style-name="P18" text:outline-level="2" text:is-list-header="true">Subsections</text:h>
        <text:p text:style-name="P9">The heading of subsections should be in Times New Roman 12-point bold with only the initial letters capitalized. (Note: For subsections and subsubsections, a word like <text:span text:style-name="T7">the</text:span> or <text:span text:style-name="T7">a</text:span> is not capitalized unless it is the first word of the header.)</text:p>
        <text:h text:style-name="P19" text:outline-level="3" text:is-list-header="true">Subsubsections</text:h>
        <text:p text:style-name="P11">The heading for subsubsections should be in Times New Roman 11-point italic with initial letters capitalized and 6-points of white space above the subsubsection head.</text:p>
        <text:h text:style-name="P20" text:outline-level="4" text:is-list-header="true">Subsubsections</text:h>
        <text:p text:style-name="P11">The heading for subsubsections should be in Times New Roman 11-point italic with initial letters capitalized.</text:p>
        <text:h text:style-name="P20" text:outline-level="4" text:is-list-header="true">Subsubsections</text:h>
        <text:p text:style-name="P11">The heading for subsubsections should be in Times New Roman 11-point italic with initial letters capitalized.</text:p>
        <text:h text:style-name="P17" text:outline-level="1" text:is-list-header="true">ACKNOWLEDGMENTS</text:h>
        <text:p text:style-name="P11">Our thanks to ACM SIGCHI for allowing us to modify templates they had developed.</text:p>
        <text:h text:style-name="P17" text:outline-level="1" text:is-list-header="true">REFERENCES</text:h>
        <text:list text:style-name="WW8Num2">
          <text:list-item>
            <text:p text:style-name="References">Manuel F<text:span text:style-name="T8">ä</text:span>hndrich, K. Rustan M. Leino. “Declaring and Checking Nonnull Types in an Object-Oriented Language.”</text:p>
          </text:list-item>
          <text:list-item>
            <text:p text:style-name="References">SPEC#</text:p>
          </text:list-item>
          <text:list-item>
            <text:p text:style-name="References">JML</text:p>
          </text:list-item>
          <text:list-item>
            <text:p text:style-name="References">http://java.sun.com/j2se/1.5.0/docs/guide/language/annotations.html</text:p>
          </text:list-item>
        </text:list>
        <text:p text:style-name="P21"/>
        <text:p text:style-name="P22"/>
      </text:section>
      <text:section text:style-name="Sect3" text:name="Section3">
        <text:p text:style-name="Paper-Title"/>
        <text:p text:style-name="Paper-Title">Columns on Last Page Should Be Made As Close As Possible to Equal Lengt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Lucida Sans Unicode" svg:font-family="'Lucida Sans Unicode'" style:font-pitch="variable"/>
    <style:font-face style:name="Miriam" svg:font-family="Miriam"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style:writing-mode="lr-tb"/>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in"/>
      <style:text-properties fo:font-size="8pt" style:font-size-asian="8pt"/>
    </style:style>
    <style:style style:name="Text_20_body_20_indent" style:display-name="Text body indent" style:family="paragraph" style:parent-style-name="Standard" style:class="text">
      <style:paragraph-properties fo:margin-left="0in" fo:margin-right="0in" fo:margin-top="0in" fo:margin-bottom="0in" fo:text-indent="0.2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028in" fo:margin-bottom="0in" fo:text-align="start" style:justify-single-word="false" fo:text-indent="0in" style:auto-text-indent="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class="text" style:default-outline-level="2">
      <style:paragraph-properties fo:margin-left="0in" fo:margin-right="0in" fo:text-indent="0in" style:auto-text-indent="false"/>
    </style:style>
    <style:style style:name="Heading_20_3" style:display-name="Heading 3" style:family="paragraph" style:parent-style-name="Heading_20_2" style:next-style-name="Standard" style:class="text" style:default-outline-level="3">
      <style:paragraph-properties fo:margin-left="0in" fo:margin-right="0in" fo:text-indent="0in" style:auto-text-indent="false"/>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class="text" style:default-outline-level="4">
      <style:paragraph-properties fo:margin-left="0in" fo:margin-right="0in" fo:text-indent="0in" style:auto-text-indent="false"/>
    </style:style>
    <style:style style:name="Heading_20_5" style:display-name="Heading 5" style:family="paragraph" style:parent-style-name="List_20_Number_20_3" style:next-style-name="Standard" style:class="text" style:default-outline-level="5">
      <style:paragraph-properties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style:font-size-asian="9pt" style:font-style-asian="italic"/>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in" fo:margin-right="0in" fo:text-indent="-0.1in" style:auto-text-indent="false"/>
      <style:text-properties fo:font-size="9pt" style:font-size-asian="9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Number_20_3" style:display-name="List Number 3" style:family="paragraph" style:parent-style-name="Standard" style:list-style-name="WW8StyleNum">
      <style:paragraph-properties fo:margin-left="0.75in" fo:margin-right="0in" fo:text-indent="-0.25in" style:auto-text-indent="false"/>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Bullet" style:family="paragraph" style:parent-style-name="Standard" style:list-style-name="WW8StyleNum1">
      <style:paragraph-properties fo:margin-left="0.1in" fo:margin-right="0in" fo:text-indent="-0.1in" style:auto-text-indent="false"/>
    </style:style>
    <style:style style:name="E-Mail" style:family="paragraph" style:parent-style-name="Author">
      <style:paragraph-properties fo:margin-top="0in" fo:margin-bottom="0.0417in"/>
    </style:style>
    <style:style style:name="Abstract" style:family="paragraph" style:parent-style-name="Heading_20_1">
      <style:paragraph-properties fo:margin-left="0in" fo:margin-right="0in" fo:margin-top="0in" fo:margin-bottom="0.0835in" fo:text-align="justify" style:justify-single-word="false" fo:text-indent="0in"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margin-left="0in" fo:margin-right="0in" fo:text-align="start" style:justify-single-word="false"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de" style:family="paragraph" style:parent-style-name="Preformatted_20_Text" style:auto-update="true" style:class="text">
      <style:paragraph-properties fo:margin-left="0in" fo:margin-right="0in" fo:margin-top="0in" fo:margin-bottom="0in" fo:text-align="start" style:justify-single-word="false" fo:text-indent="0in" style:auto-text-indent="false" fo:background-color="transparent" style:shadow="none">
        <style:tab-stops/>
        <style:background-image/>
      </style:paragraph-properties>
      <style:text-properties style:font-name="Lucida Console"/>
    </style:style>
    <style:style style:name="Footnote_20_Symbol" style:display-name="Footnote Symbol" style:family="text" style:parent-style-name="Default_20_Paragraph_20_Font">
      <style:text-properties style:text-position="super 58%" style:font-name="Times New Roman" fo:font-size="9pt" style:font-size-asian="9pt"/>
    </style:style>
    <style:style style:name="Page_20_Number" style:display-name="Page Number" style:family="text" style:parent-style-name="Default_20_Paragraph_20_Fon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WW8Num2z0" style:family="text">
      <style:text-properties style:font-name="Times New Roman" fo:font-size="9pt" style:font-size-asian="9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Code_20_box" style:display-name="Code box" style:family="graphic" style:parent-style-name="Frame" style:auto-update="true">
      <style:graphic-properties fo:min-width="0.7902in" fo:min-height="0.2in" text:anchor-type="paragraph" svg:x="0in" fo:margin-left="0.5in" fo:margin-right="0.5in" style:wrap="none" style:horizontal-pos="left" style:horizontal-rel="paragraph-content" fo:background-color="#ffff99" style:background-transparency="0%" fo:padding="0.0201in" fo:border="0.0008in solid #000000" style:shadow="none">
        <style:background-image/>
      </style:graphic-properties>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0.75in" fo:margin-right="0.75in" style:writing-mode="lr-tb" style:layout-grid-color="#c0c0c0" style:layout-grid-lines="36" style:layout-grid-base-height="0.1252in" style:layout-grid-ruby-height="0.125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87$Win32 OpenOffice.org_project/680m87$Build-8889</meta:generator>
    <dc:title>A Developer-Friendly System for Specification and Checking of Non-Null Types in Java</dc:title>
    <meta:initial-creator>End User Computing Services</meta:initial-creator>
    <meta:creation-date>2003-11-10T13:06:00</meta:creation-date>
    <dc:date>2005-05-06T21:01:48</dc:date>
    <meta:print-date>2003-11-04T12:08:00</meta:print-date>
    <dc:language>en-US</dc:language>
    <meta:editing-cycles>11</meta:editing-cycles>
    <meta:editing-duration>PT2H49M57S</meta:editing-duration>
    <meta:user-defined meta:name="Info 1"/>
    <meta:user-defined meta:name="Info 2"/>
    <meta:user-defined meta:name="Info 3"/>
    <meta:user-defined meta:name="Info 4"/>
    <meta:document-statistic meta:table-count="0" meta:image-count="0" meta:object-count="0" meta:page-count="3" meta:paragraph-count="69" meta:word-count="1203" meta:character-count="7687"/>
  </office:meta>
</office:document-meta>
</file>